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text-properties officeooo:rsid="001172c4" officeooo:paragraph-rsid="001172c4"/>
    </style:style>
    <style:style style:name="P5" style:family="paragraph" style:parent-style-name="Standard">
      <style:text-properties officeooo:rsid="000fda25" officeooo:paragraph-rsid="00100c8a"/>
    </style:style>
    <style:style style:name="P6" style:family="paragraph" style:parent-style-name="Standard">
      <style:text-properties officeooo:rsid="00135bb3" officeooo:paragraph-rsid="00135bb3"/>
    </style:style>
    <style:style style:name="P7" style:family="paragraph" style:parent-style-name="Standard">
      <style:text-properties officeooo:rsid="0014c1d3" officeooo:paragraph-rsid="0014c1d3"/>
    </style:style>
    <style:style style:name="P8" style:family="paragraph" style:parent-style-name="Standard">
      <style:paragraph-properties fo:text-align="justify" style:justify-single-word="false"/>
      <style:text-properties officeooo:rsid="0014c1d3" officeooo:paragraph-rsid="0014c1d3"/>
    </style:style>
    <style:style style:name="P9" style:family="paragraph" style:parent-style-name="Standard">
      <style:paragraph-properties fo:text-align="justify" style:justify-single-word="false"/>
      <style:text-properties officeooo:rsid="0014c354" officeooo:paragraph-rsid="0014c354"/>
    </style:style>
    <style:style style:name="P10" style:family="paragraph" style:parent-style-name="Standard">
      <style:paragraph-properties fo:text-align="justify" style:justify-single-word="false"/>
      <style:text-properties officeooo:rsid="001683f4" officeooo:paragraph-rsid="001683f4"/>
    </style:style>
    <style:style style:name="P11" style:family="paragraph" style:parent-style-name="Standard">
      <style:paragraph-properties fo:text-align="justify" style:justify-single-word="false"/>
      <style:text-properties officeooo:rsid="00173665" officeooo:paragraph-rsid="0018270d"/>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O</text:p>
      <text:p text:style-name="P9"/>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mente; Parte 2 - <text:s/>elaboração de visualizações para os dados coletados; e Parte 3 - elaboração do site no qual as visualizações serão expostas.</text:span></text:p>
      <text:p text:style-name="P2"/>
      <text:p text:style-name="P10">ABSTRACT</text:p>
      <text:p text:style-name="P10"/>
      <text:p text:style-name="P11">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o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3">Mangá é o termo que denomina as histórias em quadrinhos japonesas. Geralmente elas são impressas em revistas (Mangashi) com coloração preto e branco, em papel jornal de baixa qualidade, e organizadas em série (que variam em média de 15 a 20 por exemplar). A leitura, diferentemente da ocidental, começa de trás para frente e a sequência de quadros e balões são da direita para a esquerda. Tempos depois de serem lançadas em Mangashis, as séries são compiladas e lançadas em um formato diferente, conhecidos como Takonbon, em um papel de melhor qualidade para colecionadores.</text:p>
      <text:p text:style-name="P3"/>
      <text:p text:style-name="P3">Segundo Gravett, os mangás não foram criados para serem vendidos no exterior. Tais quadrinhos foram concebidos dentro de uma determinada cultura que compartilha diversos valores resultando, assim, em histórias que não se preocupam com as respostas estrangeiras em relação a abordagem de termos considerados polêmicos [1]. Conseqüentemente, inúmeros títulos não são publicados pelas editoras estrangeiras, pois consideram que sua aquisição resultará em um fracasso de vendas.</text:p>
      <text:p text:style-name="P3"/>
      <text:p text:style-name="P3">No Brasil, o mangá conquistou leitores específicos. Um fator importante que contribuiu para o crescimento dos leitores, diz respeito ao resgate de um público que estava sendo negligenciado: o público feminino [5]. Segundo o ex-editor da Conrad, muitas das pessoas que leem mangás na verdade nunca leram histórias em quadrinhos ocidentais, o que evidencia a devoção deste público a este tipo de mídia [5]. </text:p>
      <text:p text:style-name="P3"/>
      <text:p text:style-name="P3">A falta de licenciamentos de mangás por editoras estrangeiras levou os leitores a buscarem maneiras <text:soft-page-break/>diversas para terem acesso a revistas originais [3]. Neste contexto, iniciou-se o surgimento dos chamados Scanlators ou Scantrad. Tal termo é utilizado para denominar uma organização que designa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 o número de títulos ofertados por editoras fora dos seus países de origem;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 para o fortalecimento do sentimento de coletividade prezado pelos scanlators. O importante é compartilhar e atualizar os leitores sobre o surgimento de novos títulos, mesmo que para isto utilize-se formas não autorizadas de publicação.[3] Obviamente tal trabalho recebeu duras críticas.[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n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MangaFox e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5"/>
      <text:p text:style-name="P7">1.2 OBJETIVO</text:p>
      <text:p text:style-name="P7"/>
      <text:p text:style-name="P8">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8"/>
      <text:p text:style-name="P8">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7"/>
      <text:p text:style-name="P7">1.3 ORGANIZAÇÃO</text:p>
      <text:p text:style-name="P5"/>
      <text:p text:style-name="P4">REFERENCIAS</text:p>
      <text:p text:style-name="P4"/>
      <text:p text:style-name="P4">[1] GRAVETT, Paul. Mangá: Como o Japão Reinventou os Quadrinhos. São Paulo: Conrad,</text:p>
      <text:p text:style-name="P4">2006.</text:p>
      <text:p text:style-name="P6">[2] LEE, Hye-Kyung. Between fan culture and copyright infringement: manga scanlation.</text:p>
      <text:p text:style-name="P6">Media Culture Society, Thousand Oaks, California, v.31, n.6, p.1-13, novembro, 2009.</text:p>
      <text:p text:style-name="P6">[3] HIRATA, Tatiane; GUSHIKEN, Yuji. Scanlation: reprodução e consumo subalterno de</text:p>
      <text:p text:style-name="P6">mangá na cibercultura. São Paulo, v. 15, n. 30, p. 127-138, deezembro, 2012.</text:p>
      <text:p text:style-name="P6">[4] FRIENDLY, Michael. A brief history of data visualization. In:Handbook of data</text:p>
      <text:p text:style-name="P6">visualization. Springer Berlin Heidelberg, 2008. p. 06-19.</text:p>
      <text:p text:style-name="P4">[5]CARLOS, Giovana Santos. Mangá: o fenômeno comunicacional no Brasil. In: Congresso</text:p>
      <text:p text:style-name="P4">de Ciências da Comunicação na Região Sul, 10., Blumen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02T14:09:43.512097276</dc:date>
    <meta:editing-duration>PT3H37M40S</meta:editing-duration>
    <meta:editing-cycles>6</meta:editing-cycles>
    <meta:generator>LibreOffice/4.2.3.3$Linux_X86_64 LibreOffice_project/420m0$Build-3</meta:generator>
    <meta:document-statistic meta:table-count="0" meta:image-count="0" meta:object-count="0" meta:page-count="2" meta:paragraph-count="27" meta:word-count="1051" meta:character-count="7024" meta:non-whitespace-character-count="5945"/>
  </office:meta>
</office:document-meta>
</file>